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shapes>
          <draw:frame draw:z-index="0" draw:style-name="gr1" draw:text-style-name="P1" svg:width="20.072cm" svg:height="11.315cm" svg:x="4.626cm" svg:y="0.106cm">
            <draw:object draw:notify-on-update-of-ranges="Sheet1.A1:Sheet1.A7 Sheet1.B1:Sheet1.B7 Sheet1.L1:Sheet1.L6 Sheet1.M1:Sheet1.M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formula="of:=FACT([.L2])"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" calcext:value-type="float">
            <text:p>801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formula="of:=FACT([.L3])" office:value-type="float" office:value="5040" calcext:value-type="float">
            <text:p>50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86" calcext:value-type="float">
            <text:p>7486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formula="of:=FACT([.L4])" office:value-type="float" office:value="40320" calcext:value-type="float">
            <text:p>403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359" calcext:value-type="float">
            <text:p>56359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formula="of:=FACT([.L5])" office:value-type="float" office:value="362880" calcext:value-type="float">
            <text:p>3628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6339" calcext:value-type="float">
            <text:p>546339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formula="of:=FACT([.L6])" office:value-type="float" office:value="3628800" calcext:value-type="float">
            <text:p>36288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193246" calcext:value-type="float">
            <text:p>6193246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table:formula="of:=FACT([.L7])" office:value-type="float" office:value="39916800" calcext:value-type="float">
            <text:p>399168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6T17:16:58.171930531</meta:creation-date>
    <dc:date>2026-02-16T17:27:58.565271445</dc:date>
    <meta:editing-duration>PT16S</meta:editing-duration>
    <meta:editing-cycles>1</meta:editing-cycles>
    <meta:document-statistic meta:table-count="1" meta:cell-count="26" meta:object-count="1"/>
    <meta:generator>LibreOffice/26.2.0.3$Linux_X86_64 LibreOffice_project/620$Build-3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cm" svg:stroke-color="#004586" svg:stroke-opacity="50%" draw:fill-color="#004586" draw:opacity="5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Dash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20.073cm" svg:height="11.316cm" xlink:href=".." xlink:type="simple" chart:class="chart:scatter" chart:style-name="ch1">
        <chart:title svg:x="3.768cm" svg:y="0.362cm" chart:style-name="ch2">
          <text:p>Решение задачи коммивояжера при помощи перестановок</text:p>
        </chart:title>
        <chart:legend chart:legend-position="end" svg:x="16.18cm" svg:y="5.11cm" style:legend-expansion="high" chart:style-name="ch3"/>
        <chart:plot-area chart:style-name="ch4" svg:x="1.412cm" svg:y="1.367cm" svg:width="14.367cm" svg:height="8.742cm">
          <chart:coordinate-region svg:x="3.002cm" svg:y="1.566cm" svg:width="12.584cm" svg:height="7.896cm"/>
          <chart:axis chart:dimension="x" chart:name="primary-x" chart:style-name="ch5">
            <chart:title svg:x="7.048cm" svg:y="10.335cm" chart:style-name="ch2">
              <text:p><text:span text:style-name="T1">Количество городов</text:span></text:p>
            </chart:title>
          </chart:axis>
          <chart:axis chart:dimension="y" chart:name="primary-y" chart:style-name="ch6">
            <chart:title svg:x="0.451cm" svg:y="7.69cm" chart:style-name="ch7">
              <text:p><text:span text:style-name="T1">Время выполнения (тики)</text:span></text:p>
            </chart:title>
            <chart:grid chart:style-name="ch8" chart:class="major"/>
          </chart:axis>
          <chart:series chart:style-name="ch9" chart:values-cell-range-address="Sheet1.B1:Sheet1.B7" loext:label-string="алгоритм" chart:class="chart:scatter">
            <chart:domain table:cell-range-address="Sheet1.A1:Sheet1.A7"/>
            <chart:data-point chart:repeated="7"/>
          </chart:series>
          <chart:series chart:style-name="ch10" chart:values-cell-range-address="Sheet1.M1:Sheet1.M7" loext:label-string="факториал" chart:class="chart:scatter">
            <chart:domain table:cell-range-address="Sheet1.L1:Sheet1.L6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алгоритм</text:p>
              </table:table-cell>
              <table:table-cell office:value-type="string">
                <text:p>Column L</text:p>
              </table:table-cell>
              <table:table-cell office:value-type="string">
                <text:p>факториал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A1:Sheet1.A7</svg:desc>
                </draw:g>
              </table:table-cell>
              <table:table-cell office:value-type="float" office:value="19">
                <text:p>19</text:p>
                <draw:g>
                  <svg:desc>Sheet1.B1:Sheet1.B7</svg:desc>
                </draw:g>
              </table:table-cell>
              <table:table-cell office:value-type="float" office:value="NaN">
                <text:p>NaN</text:p>
                <draw:g>
                  <svg:desc>Sheet1.L1:Sheet1.L6</svg:desc>
                </draw:g>
              </table:table-cell>
              <table:table-cell office:value-type="float" office:value="NaN">
                <text:p>NaN</text:p>
                <draw:g>
                  <svg:desc>Sheet1.M1:Sheet1.M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10">
                <text:p>110</text:p>
              </table:table-cell>
              <table:table-cell office:value-type="float" office:value="6">
                <text:p>6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801">
                <text:p>801</text:p>
              </table:table-cell>
              <table:table-cell office:value-type="float" office:value="7">
                <text:p>7</text:p>
              </table:table-cell>
              <table:table-cell office:value-type="float" office:value="5040">
                <text:p>50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7486">
                <text:p>7486</text:p>
              </table:table-cell>
              <table:table-cell office:value-type="float" office:value="8">
                <text:p>8</text:p>
              </table:table-cell>
              <table:table-cell office:value-type="float" office:value="40320">
                <text:p>403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56359">
                <text:p>56359</text:p>
              </table:table-cell>
              <table:table-cell office:value-type="float" office:value="9">
                <text:p>9</text:p>
              </table:table-cell>
              <table:table-cell office:value-type="float" office:value="362880">
                <text:p>3628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546339">
                <text:p>546339</text:p>
              </table:table-cell>
              <table:table-cell office:value-type="float" office:value="10">
                <text:p>10</text:p>
              </table:table-cell>
              <table:table-cell office:value-type="float" office:value="3628800">
                <text:p>36288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6193246">
                <text:p>6193246</text:p>
              </table:table-cell>
              <table:table-cell office:value-type="float" office:value="NaN">
                <text:p>NaN</text:p>
              </table:table-cell>
              <table:table-cell office:value-type="float" office:value="39916800">
                <text:p>399168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>
    <draw:stroke-dash draw:name="Dash" draw:style="rect" draw:dots1="1" draw:dots1-length="300%" draw:distance="100%"/>
  </office:styles>
</office:document-styles>
</file>